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9" style:family="table-cell" style:parent-style-name="Default" style:data-style-name="N103">
      <style:text-properties fo:font-size="14pt" style:font-size-asian="14pt" style:font-size-complex="14pt"/>
    </style:style>
    <style:style style:name="ce16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</office:automatic-styles>
  <office:body>
    <office:spreadsheet>
      <table:table table:name="H30-7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6560">
            <text:p>￥6,560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04">
            <text:p>￥604</text:p>
          </table:table-cell>
          <table:table-cell table:style-name="ce12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393">
            <text:p>￥393</text:p>
          </table:table-cell>
          <table:table-cell table:style-name="ce12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70">
            <text:p>￥170</text:p>
          </table:table-cell>
          <table:table-cell table:style-name="ce12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8" office:value-type="currency" office:currency="JPY" office:value="403">
            <text:p>￥403</text:p>
          </table:table-cell>
          <table:table-cell table:style-name="ce12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冷やし中華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95">
            <text:p>￥95</text:p>
          </table:table-cell>
          <table:table-cell table:style-name="ce12" office:value-type="string">
            <text:p>ｱｲｽｺｰﾋｰ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827">
            <text:p>￥827</text:p>
          </table:table-cell>
          <table:table-cell table:style-name="ce12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酎ハイ,ﾖｰｸﾞﾙﾄ,魚肉ｿｰｾｰｼﾞ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309">
            <text:p>￥309</text:p>
          </table:table-cell>
          <table:table-cell table:style-name="ce12" office:value-type="string">
            <text:p>ﾎﾟｶﾘｽｴｯﾄ,酎ハイ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5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2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784">
            <text:p>￥18,78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2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2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8" office:value-type="currency" office:currency="JPY" office:value="211">
            <text:p>￥211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8" office:value-type="currency" office:currency="JPY" office:value="173">
            <text:p>￥173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86">
            <text:p>￥186</text:p>
          </table:table-cell>
          <table:table-cell table:style-name="ce12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8" office:value-type="currency" office:currency="JPY" office:value="1078">
            <text:p>￥1,078</text:p>
          </table:table-cell>
          <table:table-cell table:style-name="ce12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8" office:value-type="currency" office:currency="JPY" office:value="368">
            <text:p>￥368</text:p>
          </table:table-cell>
          <table:table-cell table:style-name="ce12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8" office:value-type="currency" office:currency="JPY" office:value="771">
            <text:p>￥771</text:p>
          </table:table-cell>
          <table:table-cell table:style-name="ce12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8" office:value-type="currency" office:currency="JPY" office:value="457">
            <text:p>￥457</text:p>
          </table:table-cell>
          <table:table-cell table:style-name="ce12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8" office:value-type="currency" office:currency="JPY" office:value="224">
            <text:p>￥224</text:p>
          </table:table-cell>
          <table:table-cell table:style-name="ce12" office:value-type="string">
            <text:p>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8" office:value-type="currency" office:currency="JPY" office:value="183">
            <text:p>￥183</text:p>
          </table:table-cell>
          <table:table-cell table:style-name="ce12" office:value-type="string">
            <text:p>ｶﾙﾊﾟｽ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8" office:value-type="currency" office:currency="JPY" office:value="1196">
            <text:p>￥1,196</text:p>
          </table:table-cell>
          <table:table-cell table:style-name="ce12" office:value-type="string">
            <text:p>ｵﾚﾝｼﾞ汁,ﾁｰｽﾞ,酎ﾊｲ,ｶｯﾌﾟ麺,弁当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8" office:value-type="currency" office:currency="JPY" office:value="444">
            <text:p>￥444</text:p>
          </table:table-cell>
          <table:table-cell table:style-name="ce12" office:value-type="string">
            <text:p>牛乳,酎ハイ,惣菜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8" office:value-type="currency" office:currency="JPY" office:value="1164">
            <text:p>￥1,164</text:p>
          </table:table-cell>
          <table:table-cell table:style-name="ce12" office:value-type="string">
            <text:p>菓子,味噌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8" office:value-type="currency" office:currency="JPY" office:value="425">
            <text:p>￥425</text:p>
          </table:table-cell>
          <table:table-cell table:style-name="ce12" office:value-type="string">
            <text:p>ｵﾚﾝｼﾞ汁,酎ハイ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8" office:value-type="currency" office:currency="JPY" office:value="967">
            <text:p>￥967</text:p>
          </table:table-cell>
          <table:table-cell table:style-name="ce12" office:value-type="string">
            <text:p>ｺﾞｷﾌﾞﾘよけ,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8" office:value-type="currency" office:currency="JPY" office:value="546">
            <text:p>￥546</text:p>
          </table:table-cell>
          <table:table-cell table:style-name="ce12" office:value-type="string">
            <text:p>野菜汁酎ハイ,鉄火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8" office:value-type="currency" office:currency="JPY" office:value="573">
            <text:p>￥573</text:p>
          </table:table-cell>
          <table:table-cell table:style-name="ce12" office:value-type="string">
            <text:p>牛乳,惣菜,酎ハイ,ところて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8" office:value-type="currency" office:currency="JPY" office:value="322">
            <text:p>￥322</text:p>
          </table:table-cell>
          <table:table-cell table:style-name="ce12" office:value-type="string">
            <text:p>酎ハイ,ｵﾚﾝｼﾞ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8" office:value-type="currency" office:currency="JPY" office:value="1574">
            <text:p>￥1,574</text:p>
          </table:table-cell>
          <table:table-cell table:style-name="ce12" office:value-type="string">
            <text:p>ｼﾘｱﾙ,ﾁｰｽﾞ,りんご汁,酎ハイ,野菜汁,洗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2" office:value-type="string">
            <text:p>ﾚﾓﾝﾃｨｰ,酎ハイ,揉み海苔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8" office:value-type="currency" office:currency="JPY" office:value="200">
            <text:p>￥200</text:p>
          </table:table-cell>
          <table:table-cell table:style-name="ce12" office:value-type="string">
            <text:p>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9">
            <text:p>6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30">
            <text:p>6月30日</text:p>
          </table:table-cell>
          <table:table-cell table:style-name="ce8" office:value-type="currency" office:currency="JPY" office:value="1011">
            <text:p>￥1,011</text:p>
          </table:table-cell>
          <table:table-cell table:style-name="ce12" office:value-type="string">
            <text:p>ｱｾﾛﾗ汁,カップ麺,刺身,ﾚﾓﾝﾃｨｰ,魚肉ｿｰｾｰｼﾞ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2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2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2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2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16" office:value-type="currency" office:currency="JPY" office:value="287">
            <text:p>￥287</text:p>
          </table:table-cell>
          <table:table-cell table:style-name="ce12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8" office:value-type="currency" office:currency="JPY" office:value="265">
            <text:p>￥265</text:p>
          </table:table-cell>
          <table:table-cell table:style-name="ce12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2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8" office:value-type="currency" office:currency="JPY" office:value="440">
            <text:p>￥440</text:p>
          </table:table-cell>
          <table:table-cell table:style-name="ce12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659">
            <text:p>￥659</text:p>
          </table:table-cell>
          <table:table-cell table:style-name="ce12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308">
            <text:p>￥308</text:p>
          </table:table-cell>
          <table:table-cell table:style-name="ce12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233">
            <text:p>￥233</text:p>
          </table:table-cell>
          <table:table-cell table:style-name="ce12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158">
            <text:p>￥1,158</text:p>
          </table:table-cell>
          <table:table-cell table:style-name="ce12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2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野菜汁,ｶｯﾌﾟ麺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2" office:value-type="string">
            <text:p>蚊取り線香,マッ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46">
            <text:p>￥1,246</text:p>
          </table:table-cell>
          <table:table-cell table:style-name="ce12" office:value-type="string">
            <text:p>蚊取ｹｰｽ,もみ海苔,酎ﾊｲ,ｵﾚﾝｼﾞｼﾞｭｰｽ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529">
            <text:p>￥529</text:p>
          </table:table-cell>
          <table:table-cell table:style-name="ce12" office:value-type="string">
            <text:p>ﾁｰｽﾞ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冷ｿﾊﾞ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飲むヨーグルト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2" office:value-type="string">
            <text:p>牛乳､野菜汁,惣菜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絆創膏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146">
            <text:p>￥1,146</text:p>
          </table:table-cell>
          <table:table-cell table:style-name="ce12" office:value-type="string">
            <text:p>カップ麺,酎ハイ,魚肉ｿｰｾｰｼﾞ,ﾊﾝﾄﾞｸﾘｰﾑ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296">
            <text:p>￥296</text:p>
          </table:table-cell>
          <table:table-cell table:style-name="ce12" office:value-type="string">
            <text:p>お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8" office:value-type="currency" office:currency="JPY" office:value="623">
            <text:p>￥623</text:p>
          </table:table-cell>
          <table:table-cell table:style-name="ce12" office:value-type="string">
            <text:p>ﾄｲﾚｯﾄﾍﾟｰﾊﾟｰ,野菜汁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354">
            <text:p>￥354</text:p>
          </table:table-cell>
          <table:table-cell table:style-name="ce12" office:value-type="string">
            <text:p>ｼﾘｱﾙ,酎ハイ</text:p>
          </table:table-cell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2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2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2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2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16" office:value-type="currency" office:currency="JPY" office:value="-500">
            <text:p>-￥500</text:p>
          </table:table-cell>
          <table:table-cell table:style-name="ce12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8" office:value-type="currency" office:currency="JPY" office:value="118">
            <text:p>￥118</text:p>
          </table:table-cell>
          <table:table-cell table:style-name="ce12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2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514">
            <text:p>￥514</text:p>
          </table:table-cell>
          <table:table-cell table:style-name="ce12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887">
            <text:p>￥887</text:p>
          </table:table-cell>
          <table:table-cell table:style-name="ce12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2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2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割り箸,菓子,弁当,酎ハイ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8" office:value-type="currency" office:currency="JPY" office:value="541">
            <text:p>￥541</text:p>
          </table:table-cell>
          <table:table-cell table:style-name="ce12" office:value-type="string">
            <text:p>牛乳,洗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2" office:value-type="string">
            <text:p>ｼﾘｱﾙ,もみ海苔,ﾁｰｽﾞ,16茶,酎ハイ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8" office:value-type="currency" office:currency="JPY" office:value="193">
            <text:p>￥193</text:p>
          </table:table-cell>
          <table:table-cell table:style-name="ce12" office:value-type="string">
            <text:p>ﾕﾝｹﾙ顆粒,ｶﾙﾊﾟ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2" office:value-type="string">
            <text:p>ﾜｲﾝ,牛乳,16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菓子,濡れﾃｨｼｭ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2" office:value-type="string">
            <text:p>菓子,野菜汁,ｼﾞｭｰｽ,肉ｷﾞｮｰｻ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鉄火巻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8" office:value-type="currency" office:currency="JPY" office:value="716">
            <text:p>￥716</text:p>
          </table:table-cell>
          <table:table-cell table:style-name="ce12" office:value-type="string">
            <text:p>ﾜｲﾝ,惣菜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8" office:value-type="currency" office:currency="JPY" office:value="961">
            <text:p>￥961</text:p>
          </table:table-cell>
          <table:table-cell table:style-name="ce12" office:value-type="string">
            <text:p>靴</text:p>
          </table:table-cell>
          <table:table-cell table:style-name="ce15"/>
          <table:table-cell table:number-columns-repeated="1020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2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16" office:value-type="currency" office:currency="JPY" office:value="317">
            <text:p>￥317</text:p>
          </table:table-cell>
          <table:table-cell table:style-name="ce12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8" office:value-type="currency" office:currency="JPY" office:value="898">
            <text:p>￥898</text:p>
          </table:table-cell>
          <table:table-cell table:style-name="ce12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8" office:value-type="currency" office:currency="JPY" office:value="717">
            <text:p>￥717</text:p>
          </table:table-cell>
          <table:table-cell table:style-name="ce12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8" office:value-type="currency" office:currency="JPY" office:value="732">
            <text:p>￥732</text:p>
          </table:table-cell>
          <table:table-cell table:style-name="ce12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8" office:value-type="currency" office:currency="JPY" office:value="3000">
            <text:p>￥3,000</text:p>
          </table:table-cell>
          <table:table-cell table:style-name="ce12" office:value-type="string">
            <text:p>名古屋駅西飲み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8" office:value-type="currency" office:currency="JPY" office:value="4320">
            <text:p>￥4,320</text:p>
          </table:table-cell>
          <table:table-cell table:style-name="ce12" office:value-type="string">
            <text:p>散髪-safari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2" office:value-type="string">
            <text:p>魚肉ｿｰｾｰｼﾞ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2" office:value-type="string">
            <text:p>白ﾜｲﾝ,ｻｰﾓﾝｻﾗﾀﾞ巻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8" office:value-type="currency" office:currency="JPY" office:value="411">
            <text:p>￥411</text:p>
          </table:table-cell>
          <table:table-cell table:style-name="ce12" office:value-type="string">
            <text:p>ｴﾋﾞ桜,味噌汁,たらみｾﾞﾘ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8" office:value-type="currency" office:currency="JPY" office:value="1478">
            <text:p>￥1,478</text:p>
          </table:table-cell>
          <table:table-cell table:style-name="ce12" office:value-type="string">
            <text:p>ﾎﾜｰﾄﾃﾞｰ,白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2" office:value-type="string">
            <text:p>さつま芋,野菜汁,ｶｯﾌﾟ麺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8" office:value-type="currency" office:currency="JPY" office:value="970">
            <text:p>￥970</text:p>
          </table:table-cell>
          <table:table-cell table:style-name="ce12" office:value-type="string">
            <text:p>ｼﾘｱﾙ,赤ﾜｲﾝ,お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419">
            <text:p>￥419</text:p>
          </table:table-cell>
          <table:table-cell table:style-name="ce12" office:value-type="string">
            <text:p>のり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513">
            <text:p>￥513</text:p>
          </table:table-cell>
          <table:table-cell table:style-name="ce12" office:value-type="string">
            <text:p>ﾁｭｰﾊｲ,台所ｽﾎﾟﾝｼﾞ,太巻き,紅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644">
            <text:p>￥644</text:p>
          </table:table-cell>
          <table:table-cell table:style-name="ce12" office:value-type="string">
            <text:p>ｶｯﾌﾟ麺,菓子,野菜汁,太巻き,ﾁｭｰ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2" office:value-type="string">
            <text:p>酎ﾊｲ,菓子,ｽﾘｯﾊﾟ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5000">
            <text:p>￥5,000</text:p>
          </table:table-cell>
          <table:table-cell table:style-name="ce12" office:value-type="string">
            <text:p>飲み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折りたたみ傘,ﾚｲﾝｺｰﾄ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8" office:value-type="currency" office:currency="JPY" office:value="3850">
            <text:p>￥3,850</text:p>
          </table:table-cell>
          <table:table-cell table:style-name="ce12" office:value-type="string">
            <text:p>運転免許更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2" office:value-type="string">
            <text:p>映画:さよならの朝に約束の花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698">
            <text:p>￥698</text:p>
          </table:table-cell>
          <table:table-cell table:style-name="ce12" office:value-type="string">
            <text:p>脇汗対策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8" office:value-type="currency" office:currency="JPY" office:value="326">
            <text:p>￥326</text:p>
          </table:table-cell>
          <table:table-cell table:style-name="ce12" office:value-type="string">
            <text:p>牛乳,駄菓子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8" office:value-type="currency" office:currency="JPY" office:value="1456">
            <text:p>￥1,456</text:p>
          </table:table-cell>
          <table:table-cell table:style-name="ce12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51">
            <text:p>￥51</text:p>
          </table:table-cell>
          <table:table-cell table:style-name="ce12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8" office:value-type="currency" office:currency="JPY" office:value="965">
            <text:p>￥965</text:p>
          </table:table-cell>
          <table:table-cell table:style-name="ce12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8" office:value-type="currency" office:currency="JPY" office:value="1232">
            <text:p>￥1,232</text:p>
          </table:table-cell>
          <table:table-cell table:style-name="ce12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2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2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16" office:value-type="currency" office:currency="JPY" office:value="375">
            <text:p>￥375</text:p>
          </table:table-cell>
          <table:table-cell table:style-name="ce12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8" office:value-type="currency" office:currency="JPY" office:value="720">
            <text:p>￥720</text:p>
          </table:table-cell>
          <table:table-cell table:style-name="ce12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9">
            <text:p>￥99</text:p>
          </table:table-cell>
          <table:table-cell table:style-name="ce12" office:value-type="string">
            <text:p>味噌汁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5">
            <text:p>￥95</text:p>
          </table:table-cell>
          <table:table-cell table:style-name="ce12" office:value-type="string">
            <text:p>チュウ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1369">
            <text:p>￥1,369</text:p>
          </table:table-cell>
          <table:table-cell table:style-name="ce12" office:value-type="string">
            <text:p>テーブルタップ,単2電池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切手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198">
            <text:p>￥198</text:p>
          </table:table-cell>
          <table:table-cell table:style-name="ce12" office:value-type="string">
            <text:p>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ﾜｲﾝ,どて煮,ﾊﾟﾝ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ﾎﾟｶﾘｽｴｯ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ﾓｰﾆﾝｸﾞｾｯﾄ.一宮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ほうじ茶,野菜汁,豚汁,ニシン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380">
            <text:p>￥380</text:p>
          </table:table-cell>
          <table:table-cell table:style-name="ce12" office:value-type="string">
            <text:p>ﾓｰﾆﾝｸﾞｾｯﾄ.ｻﾝｱﾝﾄ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2" office:value-type="string">
            <text:p>ﾀｯﾊﾟｰ,牛乳,ｶｯﾌﾟ麺,ピザ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8" office:value-type="currency" office:currency="JPY" office:value="492">
            <text:p>￥492</text:p>
          </table:table-cell>
          <table:table-cell table:style-name="ce12" office:value-type="string">
            <text:p>野菜汁,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8" office:value-type="currency" office:currency="JPY" office:value="450">
            <text:p>￥450</text:p>
          </table:table-cell>
          <table:table-cell table:style-name="ce12" office:value-type="string">
            <text:p>弁当,ﾚﾓﾝ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8" office:value-type="currency" office:currency="JPY" office:value="908">
            <text:p>￥908</text:p>
          </table:table-cell>
          <table:table-cell table:style-name="ce12" office:value-type="string">
            <text:p>ﾁｰｽﾞ,白ﾜｲﾝ,ﾎﾞﾀﾝ電池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整髪ﾑｰ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028">
            <text:p>￥1,028</text:p>
          </table:table-cell>
          <table:table-cell table:style-name="ce12" office:value-type="string">
            <text:p>野菜汁,魚肉ｿｰｾｰｼﾞ,ｼﾘｱﾙ,ﾚﾄﾙﾄｶﾚ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71">
            <text:p>￥471</text:p>
          </table:table-cell>
          <table:table-cell table:style-name="ce12" office:value-type="string">
            <text:p>牛乳,味噌汁,ｽｰﾌﾟ餃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2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2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2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2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16" office:value-type="currency" office:currency="JPY" office:value="1191">
            <text:p>￥1,191</text:p>
          </table:table-cell>
          <table:table-cell table:style-name="ce12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60">
            <text:p>￥16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167">
            <text:p>￥1,167</text:p>
          </table:table-cell>
          <table:table-cell table:style-name="ce12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27">
            <text:p>￥127</text:p>
          </table:table-cell>
          <table:table-cell table:style-name="ce12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396">
            <text:p>￥396</text:p>
          </table:table-cell>
          <table:table-cell table:style-name="ce12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ﾃｨｯｼｭ,ﾄｲﾚｯﾄﾍﾟｰﾊﾟ,ｶｯﾌﾟ麺.野菜ｼﾞｭｰｽ,お尻拭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table:formula="of:=864+86" office:value-type="currency" office:currency="JPY" office:value="950">
            <text:p>￥950</text:p>
          </table:table-cell>
          <table:table-cell table:style-name="ce12" office:value-type="string">
            <text:p>合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6448">
            <text:p>￥6,448</text:p>
          </table:table-cell>
          <table:table-cell table:style-name="ce12" office:value-type="string">
            <text:p>ﾊﾞｽﾏｯﾄ,掛時計,ﾓｰﾙ,やか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343">
            <text:p>￥343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2072">
            <text:p>￥2,072</text:p>
          </table:table-cell>
          <table:table-cell table:style-name="ce12" office:value-type="string">
            <text:p>快活CLUB+食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ほうじ茶,牛乳,やきとり缶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276">
            <text:p>￥1,276</text:p>
          </table:table-cell>
          <table:table-cell table:style-name="ce12" office:value-type="string">
            <text:p>牛乳,野菜汁,ｶｯﾌﾟ麺,味噌汁,海苔,器,鯖缶,ﾊﾟ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8" office:value-type="currency" office:currency="JPY" office:value="591">
            <text:p>￥591</text:p>
          </table:table-cell>
          <table:table-cell table:style-name="ce12" office:value-type="string">
            <text:p>赤ﾜｲﾝ,ｶｯﾌﾟ麺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8" office:value-type="currency" office:currency="JPY" office:value="884">
            <text:p>￥884</text:p>
          </table:table-cell>
          <table:table-cell table:style-name="ce12" office:value-type="string">
            <text:p>太巻き,掃除手袋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103">
            <text:p>￥103</text:p>
          </table:table-cell>
          <table:table-cell table:style-name="ce12" office:value-type="string">
            <text:p>有明の海苔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80">
            <text:p>￥2,180</text:p>
          </table:table-cell>
          <table:table-cell table:style-name="ce12" office:value-type="string">
            <text:p>亜熱帯.6H→8H料金だった...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ローストビーフサラダ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757">
            <text:p>￥757</text:p>
          </table:table-cell>
          <table:table-cell table:style-name="ce12" office:value-type="string">
            <text:p>惣菜,ﾜｲﾝ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65">
            <text:p>￥65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810">
            <text:p>￥810</text:p>
          </table:table-cell>
          <table:table-cell table:style-name="ce12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2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815">
            <text:p>￥815</text:p>
          </table:table-cell>
          <table:table-cell table:style-name="ce12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40">
            <text:p>￥140</text:p>
          </table:table-cell>
          <table:table-cell table:style-name="ce12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137">
            <text:p>￥1,137</text:p>
          </table:table-cell>
          <table:table-cell table:style-name="ce12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25">
            <text:p>￥125</text:p>
          </table:table-cell>
          <table:table-cell table:style-name="ce12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1">2018/07/11</text:date>, <text:time>22:26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7-11T22:26:37</dc:date>
    <dc:creator>鈴木 豊樹</dc:creator>
    <meta:editing-duration>P1DT5H51M56S</meta:editing-duration>
    <meta:editing-cycles>137</meta:editing-cycles>
    <meta:generator>OpenOffice/4.1.5$Unix OpenOffice.org_project/415m1$Build-9789</meta:generator>
    <meta:document-statistic meta:table-count="7" meta:cell-count="831" meta:object-count="0"/>
  </office:meta>
</office:document-meta>
</file>